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font-weight="normal" style:font-weight-asian="normal" style:font-weight-complex="normal"/>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paragraph-properties fo:margin-left="0.4925in" fo:margin-right="0in" fo:text-indent="0in" style:auto-text-indent="false"/>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nk Game – Requirements</text:p>
      <text:p text:style-name="Standard"/>
      <text:p text:style-name="P1">Business</text:p>
      <text:p text:style-name="Standard">To create a game that some people would be interested in buying.</text:p>
      <text:p text:style-name="Standard">To gain experience in a complete business cycle, from idea to realization.</text:p>
      <text:p text:style-name="Standard">To gain experience in full software development cycle using state of the art modeling, design, and verification techniques.</text:p>
      <text:p text:style-name="Standard"/>
      <text:p text:style-name="P1">User - Physical</text:p>
      <text:p text:style-name="Standard">To engage in a multiplayer video game experience that is team based and conducive to competition.</text:p>
      <text:p text:style-name="Standard">The user may host or join games.</text:p>
      <text:p text:style-name="Standard">The user may host a public or private game.</text:p>
      <text:p text:style-name="Standard">The user can download a list of currently hosted(yet not filled) games to join.</text:p>
      <text:p text:style-name="Standard">The user will interact with the game using any combination of mouse and keyboard.</text:p>
      <text:p text:style-name="Standard">The user will hear nice background music</text:p>
      <text:p text:style-name="Standard">The user can pause a particular game no more than 3 times.</text:p>
      <text:p text:style-name="Standard">The user can veto a pause of another player at any time.</text:p>
      <text:p text:style-name="Standard"/>
      <text:p text:style-name="P1">Gameplay</text:p>
      <text:p text:style-name="Standard">2+ players.</text:p>
      <text:p text:style-name="Standard">2 teams auto balance.</text:p>
      <text:p text:style-name="Standard">Each team has a base, two creep generators .</text:p>
      <text:p text:style-name="Standard">Creep generators are located close to it's respective base.</text:p>
      <text:p text:style-name="Standard">Each teams players' start at their respective base on each end of the arena.</text:p>
      <text:p text:style-name="Standard">A player cannot go outside the boundaries of the arena.</text:p>
      <text:p text:style-name="Standard">Creep will fan out from the center of the creep generator.</text:p>
      <text:p text:style-name="Standard">Creep will auto attack players and creep that belong to the opposite team.</text:p>
      <text:p text:style-name="Standard"/>
      <text:p text:style-name="P1">System</text:p>
      <text:p text:style-name="P1"/>
      <text:p text:style-name="P1"/>
      <text:p text:style-name="P4">There are 6 distinct phases in the Tank Game execution life cycle.</text:p>
      <text:p text:style-name="P3">The distinctions are responsibilities are outlined below:</text:p>
      <text:list xml:id="list39262389" text:style-name="L1">
        <text:list-item>
          <text:p text:style-name="P5">onInit()</text:p>
          <text:list>
            <text:list-item>
              <text:p text:style-name="P7">makes sure all image data is loaded. </text:p>
              <text:list>
                <text:list-item>
                  <text:p text:style-name="P7">Dashboard</text:p>
                </text:list-item>
                <text:list-item>
                  <text:p text:style-name="P7">Tank body, turret</text:p>
                </text:list-item>
                <text:list-item>
                  <text:p text:style-name="P7">Projectiles</text:p>
                </text:list-item>
              </text:list>
            </text:list-item>
            <text:list-item>
              <text:p text:style-name="P7">Position and Orients things that do not move</text:p>
              <text:list>
                <text:list-item>
                  <text:p text:style-name="P7">Dashboard, FloorTile, and Garage</text:p>
                </text:list-item>
              </text:list>
            </text:list-item>
          </text:list>
        </text:list-item>
        <text:list-item>
          <text:p text:style-name="P5">OnWindowEvent()</text:p>
          <text:list>
            <text:list-item>
              <text:p text:style-name="P7">This is where we handle events directly related to the main application window.</text:p>
              <text:list>
                <text:list-item>
                  <text:list>
                    <text:list-item>
                      <text:p text:style-name="P7">Lost/Gain Focus</text:p>
                      <text:list>
                        <text:list-item>
                          <text:p text:style-name="P7">The way the keyboard input <text:s/>is implemented in SFML, the application window will still process input from keyboard regardless of if the window has focus. To facilitate debugging, these events were used to decide wether or not to ignore keyboard input.</text:p>
                        </text:list-item>
                      </text:list>
                    </text:list-item>
                    <text:list-item>
                      <text:p text:style-name="P7">MouseWheelMoved</text:p>
                      <text:list>
                        <text:list-item>
                          <text:p text:style-name="P7">This is used to scale the the view that oversees the floor, tanks, projectiles, minions, and garages.</text:p>
                        </text:list-item>
                      </text:list>
                    </text:list-item>
                    <text:list-item>
                      <text:p text:style-name="P7">Resized</text:p>
                      <text:list>
                        <text:list-item>
                          <text:p text:style-name="P7">This is used to keep track of the physical size of the window.</text:p>
                        </text:list-item>
                      </text:list>
                    </text:list-item>
                    <text:list-item>
                      <text:p text:style-name="P7">MouseMoved</text:p>
                      <text:list>
                        <text:list-item>
                          <text:p text:style-name="P7">Used to orient the tank turret towards the mouse cursor</text:p>
                        </text:list-item>
                      </text:list>
                    </text:list-item>
                    <text:list-item>
                      <text:p text:style-name="P7">Keypressed</text:p>
                      <text:list>
                        <text:list-item>
                          <text:p text:style-name="P7">Here we are looking for a 'H' or 'J' keypress to either host or join respectively. This needs to be done in a different manner, like through a dialog!</text:p>
                        </text:list-item>
                      </text:list>
                    </text:list-item>
                    <text:list-item>
                      <text:p text:style-name="P7">Closed</text:p>
                      <text:list>
                        <text:list-item>
                          <text:p text:style-name="P7">This event fires when the main window is closed. We shutdown Communications, and deallocate memory.</text:p>
                        </text:list-item>
                      </text:list>
                    </text:list-item>
                  </text:list>
                </text:list-item>
              </text:list>
            </text:list-item>
          </text:list>
        </text:list-item>
        <text:list-item>
          <text:p text:style-name="P5">OnLocalInput()</text:p>
          <text:list>
            <text:list-item>
              <text:p text:style-name="P7">for each frame, the 'w', 'a', 's', 'd' keys, and left mouse button(LMB) are polled for their status.</text:p>
            </text:list-item>
            <text:list-item>
              <text:p text:style-name="P7">This is much preferable to relying on the auto key repeat feature.</text:p>
            </text:list-item>
            <text:list-item>
              <text:p text:style-name="P7">The 'w', 'a', 's', 'd' keys control the speed and orientation of your tank.</text:p>
            </text:list-item>
            <text:list-item>
              <text:p text:style-name="P7">The LMB controls the firing of projectiles.</text:p>
              <text:list>
                <text:list-item>
                  <text:p text:style-name="P7">Each time it is determined the LMB is pressed, a new projectile is added to the in-flight list. It is given the same direction of travel as the tank, and is K m/s faster than the tanks' current velocity.</text:p>
                </text:list-item>
              </text:list>
            </text:list-item>
          </text:list>
        </text:list-item>
        <text:list-item>
          <text:p text:style-name="P5">OnCommEvent()</text:p>
          <text:list>
            <text:list-item>
              <text:p text:style-name="P5"/>
            </text:list-item>
          </text:list>
        </text:list-item>
        <text:list-item>
          <text:p text:style-name="P5">onLoop()</text:p>
          <text:list>
            <text:list-item>
              <text:p text:style-name="P7">This position and orients Tanks, Projectiles, and Minions</text:p>
            </text:list-item>
          </text:list>
        </text:list-item>
        <text:list-item>
          <text:p text:style-name="P5">onRender()</text:p>
          <text:list>
            <text:list-item>
              <text:p text:style-name="P7">Draws to the screen everything:</text:p>
              <text:list>
                <text:list-item>
                  <text:p text:style-name="P7">Dashboard</text:p>
                </text:list-item>
                <text:list-item>
                  <text:p text:style-name="P7">Floor</text:p>
                </text:list-item>
                <text:list-item>
                  <text:p text:style-name="P7"><text:soft-page-break/>Garage</text:p>
                </text:list-item>
                <text:list-item>
                  <text:p text:style-name="P7">Tanks</text:p>
                </text:list-item>
                <text:list-item>
                  <text:p text:style-name="P7">Projectiles</text:p>
                </text:list-item>
                <text:list-item>
                  <text:p text:style-name="P7">Creep</text:p>
                </text:list-item>
              </text:list>
            </text:list-item>
          </text:list>
        </text:list-item>
      </text:list>
      <text:p text:style-name="P1"/>
      <text:p text:style-name="P1"/>
      <text:p text:style-name="P1"/>
      <text:p text:style-name="P1">Game Loop</text:p>
      <text:list xml:id="list39269107" text:style-name="L2">
        <text:list-item>
          <text:p text:style-name="P9">Initialize</text:p>
        </text:list-item>
        <text:list-item>
          <text:p text:style-name="P9">Cleanup</text:p>
        </text:list-item>
        <text:list-item>
          <text:p text:style-name="P9">Get Input/Events</text:p>
        </text:list-item>
        <text:list-item>
          <text:p text:style-name="P9">Update State</text:p>
        </text:list-item>
        <text:list-item>
          <text:p text:style-name="P9">Construct Scene</text:p>
        </text:list-item>
        <text:list-item>
          <text:p text:style-name="P9">Draw Scene</text:p>
        </text:list-item>
      </text:list>
      <text:p text:style-name="P1"/>
      <text:p text:style-name="P1">Game Responsibilities</text:p>
      <text:list xml:id="list39277481" text:style-name="L3">
        <text:list-item>
          <text:p text:style-name="P10">Initially</text:p>
          <text:list>
            <text:list-item>
              <text:p text:style-name="P10">Start Comm as Server or Client</text:p>
            </text:list-item>
            <text:list-item>
              <text:p text:style-name="P10">Wait for Comm to establish</text:p>
            </text:list-item>
            <text:list-item>
              <text:p text:style-name="P10">Position and Orient Dashboard</text:p>
            </text:list-item>
            <text:list-item>
              <text:p text:style-name="P10">Position and Orient Floor</text:p>
            </text:list-item>
            <text:list-item>
              <text:p text:style-name="P10">Position and Orient Garage</text:p>
            </text:list-item>
            <text:list-item>
              <text:p text:style-name="P10">Position and Orient initial positions of Tanks</text:p>
            </text:list-item>
          </text:list>
        </text:list-item>
      </text:list>
      <text:list xml:id="list39247175" text:style-name="L4">
        <text:list-item>
          <text:p text:style-name="P11">Each Frame</text:p>
          <text:list>
            <text:list-item>
              <text:p text:style-name="P11">Poll window events</text:p>
              <text:list>
                <text:list-item>
                  <text:p text:style-name="P11">Orient Turret based on Mouse cursor position</text:p>
                </text:list-item>
              </text:list>
            </text:list-item>
            <text:list-item>
              <text:p text:style-name="P11">Poll Comm events</text:p>
            </text:list-item>
            <text:list-item>
              <text:p text:style-name="P11">Poll keyboard &amp; mouse</text:p>
              <text:list>
                <text:list-item>
                  <text:p text:style-name="P11">Orient tank body if 'A' or 'D' are pressed</text:p>
                </text:list-item>
                <text:list-item>
                  <text:p text:style-name="P11">Initiate a new projectil is LMB is pressed.</text:p>
                </text:list-item>
              </text:list>
            </text:list-item>
            <text:list-item>
              <text:p text:style-name="P11">Position and Orient Players</text:p>
            </text:list-item>
            <text:list-item>
              <text:p text:style-name="P11">Position and Orient Minions</text:p>
            </text:list-item>
            <text:list-item>
              <text:p text:style-name="P11">Position and Orient Projectiles</text:p>
              <text:list>
                <text:list-item>
                  <text:p text:style-name="P11">Remove projectiles that have gone out of bounds</text:p>
                </text:list-item>
                <text:list-item>
                  <text:p text:style-name="P11">Remove projectiles that have hit another player</text:p>
                </text:list-item>
                <text:list-item>
                  <text:p text:style-name="P11">Remove projectiles that have hit local player</text:p>
                </text:list-item>
              </text:list>
            </text:list-item>
            <text:list-item>
              <text:p text:style-name="P11">Send local state to other players</text:p>
            </text:list-item>
          </text:list>
        </text:list-item>
      </text:list>
      <text:p text:style-name="Standard"/>
      <text:p text:style-name="Standard"/>
      <text:p text:style-name="P12">Lobby</text:p>
      <text:p text:style-name="P3">The lobby is where players wait for 1 of 2 conditions to be met.</text:p>
      <text:p text:style-name="P3"/>
      <text:list xml:id="list39277739" text:style-name="L5">
        <text:list-item>
          <text:p text:style-name="P8">there is no more room left for more players to join</text:p>
        </text:list-item>
        <text:list-item>
          <text:p text:style-name="P8">At least 1 <text:s/>player has joined a host, and the host forced start.</text:p>
        </text:list-item>
      </text:list>
      <text:p text:style-name="P3"/>
      <text:p text:style-name="P3">Up until the start, players will have a choice to disconnect from host.</text:p>
      <text:p text:style-name="P3"/>
      <text:p text:style-name="P3">During the wait for condition 1 or 2, the players will be presented the names of all players who have joined. Also, the names shall be updated as players join and leave.</text:p>
      <text:p text:style-name="P3"/>
      <text:p text:style-name="P3">The lobby will take control of local window events. It needs to know where</text:p>
      <text:p text:style-name="P3"/>
      <text:p text:style-name="P3"/>
      <text:p text:style-name="P3"/>
      <text:p text:style-name="P3"/>
      <text:p text:style-name="P3">main(){</text:p>
      <text:p text:style-name="P3"><text:tab/>LoadSettings();</text:p>
      <text:p text:style-name="P13">while (isOpen){</text:p>
      <text:p text:style-name="P13"><text:tab/>switch (gameState){</text:p>
      <text:p text:style-name="P13"><text:tab/><text:tab/>case StartMenu:</text:p>
      <text:p text:style-name="P13"><text:tab/><text:tab/><text:tab/>ret=showStartMenu();</text:p>
      <text:p text:style-name="P13"><text:tab/><text:tab/><text:tab/>if (ret==0){</text:p>
      <text:p text:style-name="P13"><text:tab/><text:tab/><text:tab/><text:tab/></text:p>
      <text:p text:style-name="P13"><text:tab/><text:tab/><text:tab/><text:tab/>gameState=Lobby</text:p>
      <text:p text:style-name="P13"><text:tab/><text:tab/><text:tab/>}</text:p>
      <text:p text:style-name="P13"><text:tab/><text:tab/>break;</text:p>
      <text:p text:style-name="P13"><text:tab/><text:tab/>case Lobby:</text:p>
      <text:p text:style-name="P13"><text:tab/><text:tab/>break;</text:p>
      <text:p text:style-name="P13"><text:tab/><text:tab/>case GameStart:</text:p>
      <text:p text:style-name="P13"><text:tab/><text:tab/><text:tab/>onInit();</text:p>
      <text:p text:style-name="P13"><text:tab/><text:tab/>break;</text:p>
      <text:p text:style-name="P13"><text:tab/><text:tab/>case GameRun:</text:p>
      <text:p text:style-name="P13"><text:tab/><text:tab/><text:tab/></text:p>
      <text:p text:style-name="P13"><text:tab/><text:tab/>break;</text:p>
      <text:p text:style-name="P13"><text:tab/><text:tab/>case GameStop</text:p>
      <text:p text:style-name="P13"><text:tab/>}</text:p>
      <text:p text:style-name="P13">}</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7T17:23:07.60</meta:creation-date>
    <dc:date>2012-11-02T20:48:34.21</dc:date>
    <meta:editing-duration>P3DT5H48M19S</meta:editing-duration>
    <meta:editing-cycles>11</meta:editing-cycles>
    <meta:generator>OpenOffice.org/3.3$Win32 OpenOffice.org_project/330m20$Build-9567</meta:generator>
    <meta:document-statistic meta:table-count="0" meta:image-count="0" meta:object-count="0" meta:page-count="4" meta:paragraph-count="123" meta:word-count="833" meta:character-count="4582"/>
  </office:meta>
</office:document-meta>
</file>